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9.1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5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textarea-horizontal-align="justify" draw:textarea-vertical-align="middle" draw:auto-grow-height="false" fo:min-height="2.524cm" fo:min-width="13.3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3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5cm" fo:min-width="13.3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2.55cm" fo:min-width="13.4cm"/>
    </style:style>
    <style:style style:name="gr12" style:family="graphic" style:parent-style-name="standard">
      <style:graphic-properties draw:fill="solid" draw:fill-color="#3399ff" draw:textarea-horizontal-align="justify" draw:textarea-vertical-align="middle" draw:auto-grow-height="false" fo:min-height="0.75cm" fo:min-width="13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color="#ffffff" draw:fill="solid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2c001e" draw:auto-grow-height="true" draw:auto-grow-width="false" fo:max-height="0cm" fo:min-height="1.889cm"/>
    </style:style>
    <style:style style:name="gr21" style:family="graphic" style:parent-style-name="standard">
      <style:graphic-properties draw:stroke="solid" svg:stroke-color="#ffffff" draw:fill="none" draw:fill-color="#ffffff" draw:auto-grow-height="true" draw:auto-grow-width="false" fo:max-height="0cm" fo:min-height="0.945cm"/>
    </style:style>
    <style:style style:name="gr22" style:family="graphic" style:parent-style-name="standard">
      <style:graphic-properties draw:stroke="solid" svg:stroke-color="#ffffff" draw:fill="none" draw:fill-color="#ffffff" draw:auto-grow-height="true" draw:auto-grow-width="false" fo:max-height="0cm" fo:min-height="1.889cm"/>
    </style:style>
    <style:style style:name="gr23" style:family="graphic" style:parent-style-name="standard">
      <style:graphic-properties draw:stroke="solid" svg:stroke-color="#ffffff" draw:fill="none" draw:fill-color="#ffffff" draw:auto-grow-height="true" draw:auto-grow-width="false" fo:max-height="0cm" fo:min-height="4.721cm"/>
    </style:style>
    <style:style style:name="gr24" style:family="graphic" style:parent-style-name="standard">
      <style:graphic-properties svg:stroke-width="0.2cm" svg:stroke-color="#000000" draw:fill="none" draw:fill-color="#000000" draw:textarea-vertical-align="middle" draw:auto-grow-height="false" fo:min-height="0.749cm" fo:min-width="0.499cm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3cm" svg:stroke-color="#000000" draw:marker-start-width="0.35cm" draw:marker-end="Arrow" draw:marker-end-width="0.75cm" draw:fill="none" draw:fill-color="#000000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9" style:family="graphic" style:parent-style-name="standard">
      <style:graphic-properties draw:stroke="solid" svg:stroke-color="#ffffff" draw:fill="solid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00008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3399ff"/>
      <style:paragraph-properties fo:text-align="center"/>
    </style:style>
    <style:style style:name="P11" style:family="paragraph">
      <loext:graphic-properties draw:fill="solid" draw:fill-color="#ffffcc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solid" draw:fill-color="#ffffff"/>
      <style:paragraph-properties fo:text-align="center"/>
      <style:text-properties fo:color="#000080" fo:font-size="24pt" style:font-size-asian="24pt" style:font-size-complex="24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cc"/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2c001e"/>
      <style:paragraph-properties fo:text-align="start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color="#000080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color="#000000" fo:font-size="24pt" style:font-size-asian="24pt" style:font-size-complex="24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solid" draw:fill-color="#ffffcc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/>
      <style:text-properties fo:color="#00008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80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4cm" svg:y="1.918cm" presentation:class="title" presentation:user-transformed="true">
          <draw:text-box>
            <text:p><text:line-break/><text:line-break/>Booting Linux kernel on the<text:line-break/> Ajit Processor</text:p>
          </draw:text-box>
        </draw:frame>
        <draw:frame presentation:style-name="pr2" draw:text-style-name="P1" draw:layer="layout" svg:width="24.639cm" svg:height="12.179cm" svg:x="1.4cm" svg:y="7.214cm" presentation:class="subtitle" presentation:user-transformed="true">
          <draw:text-box>
            <text:p>Neha Karanjkar</text:p>
            <text:p>May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bare-metal program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pon hardware reset:</text:p>
                <text:list>
                  <text:list-item>
                    <text:p>PC=0x0, nPC=0x4</text:p>
                  </text:list-item>
                  <text:list-item>
                    <text:p>Supervisor mode is set</text:p>
                  </text:list-item>
                  <text:list-item>
                    <text:p><text:s/>MMU is disabled (VA=PA)</text:p>
                  </text:list-item>
                  <text:list-item>
                    <text:p>Device registers can be accessed directly through their physical addresses.</text:p>
                  </text:list-item>
                </text:list>
              </text:list-item>
              <text:list-item>
                <text:p><text:span text:style-name="T1">To run bare-metal programs, just load the </text:span><text:span text:style-name="T1">program bytes in memory starting from addr </text:span><text:span text:style-name="T1">0x0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ibutors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Renju Boben </text:span><text:span text:style-name="T3">: Kernel modifications at the entry (romvec and </text:span><text:span text:style-name="T3">device tree), Kernel compilation flow using Buildroot</text:span></text:p>
              </text:list-item>
              <text:list-item>
                <text:p><text:span text:style-name="T2">Harshal Kalyane</text:span><text:span text:style-name="T3"> : MMU validation, UART driver</text:span></text:p>
              </text:list-item>
              <text:list-item>
                <text:p><text:span text:style-name="T2">Aniket Deshmukh</text:span><text:span text:style-name="T3"> : Low level-timer interfacing, low-level </text:span><text:span text:style-name="T3">UART interfacing, UART driver, Ajit_bootloader</text:span></text:p>
              </text:list-item>
              <text:list-item>
                <text:p><text:span text:style-name="T2">Yeshwanth</text:span><text:span text:style-name="T3"> : Low-level timer interfac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irements for running Linux <text:line-break/>on the Ajit processor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">(A) Processor-side (hardware) requirements</text:span></text:p>
                <text:list>
                  <text:list-item>
                    <text:list>
                      <text:list-item>
                        <text:p>Compatible MMU hardware</text:p>
                      </text:list-item>
                      <text:list-item>
                        <text:p>Devices: Atleast a timer, UART and Interrupt controller</text:p>
                      </text:list-item>
                      <text:list-item>
                        <text:p>Correct <text:span text:style-name="T4">memory layout</text:span> and device addressing</text:p>
                      </text:list-item>
                    </text:list>
                  </text:list-item>
                </text:list>
                <text:p><text:span text:style-name="T1">(B) A Bootloader</text:span></text:p>
                <text:p><text:span text:style-name="T1">(C) Modifications to the Linux kernel:</text:span></text:p>
                <text:list>
                  <text:list-item>
                    <text:list>
                      <text:list-item>
                        <text:p>Kernel entry</text:p>
                      </text:list-item>
                      <text:list-item>
                        <text:p>MMU setup and routines</text:p>
                      </text:list-item>
                      <text:list-item>
                        <text:p>Device interfacing</text:p>
                      </text:list-item>
                    </text:list>
                  </text:list-item>
                </text:list>
                <text:p><text:span text:style-name="T1">(D) Flow for generating the kernel image and </text:span><text:span text:style-name="T1">final memory map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201cm" svg:y="6.494cm" presentation:class="title" presentation:user-transformed="true">
          <draw:text-box>
            <text:p text:style-name="P3"><text:span text:style-name="T1">(A) </text:span><text:span text:style-name="T1">Me</text:span><text:span text:style-name="T1">mor</text:span><text:span text:style-name="T1">y </text:span><text:span text:style-name="T1">Lay</text:span><text:span text:style-name="T1">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kernel's memory layout</text:p>
          </draw:text-box>
        </draw:frame>
        <draw:frame presentation:style-name="pr5" draw:layer="layout" svg:width="25cm" svg:height="14.286cm" svg:x="1.4cm" svg:y="4.914cm" presentation:class="outline" presentation:user-transformed="true">
          <draw:text-box>
            <text:list text:style-name="L2">
              <text:list-item>
                <text:p>If each user process has its own virtual address space, how can a user process access kernel routines ?</text:p>
                <text:p/>
                <text:p><text:span text:style-name="T4">Convention followed by the Linux kernel </text:span><text:span text:style-name="T4">(architecture independant)</text:span></text:p>
              </text:list-item>
              <text:list-item>
                <text:p>A part of each user process' virtual address space is reserved for the kernel. The set of virtual addresses reserved for the kernel is fixed (0xC0000000 to 0xFFFFFFFF, total 1GB)</text:p>
              </text:list-item>
              <text:list-item>
                <text:p>Further, the kernel is always present (at a fixed location ) in physical memory and never swapped out. The physical address of the kernel in memory is an architecture-specific parameter. </text:p>
                <text:p><text:span text:style-name="T4">Convention followed by the Linux kernel <text:s/></text:span><text:span text:style-name="T4">(Sparc-v8 specific, fixed) :</text:span></text:p>
              </text:list-item>
              <text:list-item>
                <text:p>The kernel symbols begin at virtual address 0xF0004000. The kernel assumes that this virtual address is mapped to physical address 0x0000400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g>
            <draw:custom-shape draw:style-name="gr2" draw:text-style-name="P4" draw:layer="layout" svg:width="6cm" svg:height="9.4cm" svg:x="13.298cm" svg:y="4.998cm">
              <text:p text:style-name="P4"><text:span text:style-name="T4"/></text:p>
              <text:p text:style-name="P4"><text:span text:style-name="T4"/></text:p>
              <text:p text:style-name="P4"><text:span text:style-name="T4">User </text:span><text:span text:style-name="T4">spac</text:span><text:span text:style-name="T4">e</text:span></text:p>
              <text:p text:style-name="P4"/>
              <text:p text:style-name="P4">0x00000000</text:p>
              <text:p text:style-name="P4">to</text:p>
              <text:p text:style-name="P4">0xBFFFFFFF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6cm" svg:height="3.6cm" svg:x="13.298cm" svg:y="14.398cm">
              <text:p text:style-name="P4"><text:span text:style-name="T4">Kern</text:span><text:span text:style-name="T4">el </text:span><text:span text:style-name="T4">spac</text:span><text:span text:style-name="T4">e</text:span></text:p>
              <text:p text:style-name="P4">0xC0000000</text:p>
              <text:p text:style-name="P4">to</text:p>
              <text:p text:style-name="P4">0xFFFFFFFF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5" draw:layer="layout" svg:width="2.2cm" svg:height="3.195cm" svg:x="17.298cm" svg:y="5.203cm">
            <draw:text-box>
              <text:p><text:span text:style-name="T2">P 2</text:span></text:p>
            </draw:text-box>
          </draw:frame>
        </draw:g>
        <draw:frame presentation:style-name="pr4" draw:layer="layout" svg:width="25.199cm" svg:height="3.506cm" svg:x="1.4cm" svg:y="0.837cm" presentation:class="title">
          <draw:text-box>
            <text:p>Virtual memory layout</text:p>
          </draw:text-box>
        </draw:frame>
        <draw:frame draw:style-name="gr5" draw:text-style-name="P6" draw:layer="layout" svg:width="18.6cm" svg:height="1.195cm" svg:x="9cm" svg:y="3.6cm">
          <draw:text-box>
            <text:p><text:span text:style-name="T3"><text:s/></text:span><text:span text:style-name="T3">(for </text:span><text:span text:style-name="T3">32b </text:span><text:span text:style-name="T3">archite</text:span><text:span text:style-name="T3">ctures)</text:span></text:p>
          </draw:text-box>
        </draw:frame>
        <draw:frame draw:style-name="gr6" draw:text-style-name="P7" draw:layer="layout" svg:width="2.2cm" svg:height="1.8cm" svg:x="6.8cm" svg:y="9.9cm">
          <draw:text-box>
            <text:p>3 GB</text:p>
          </draw:text-box>
        </draw:frame>
        <draw:frame draw:style-name="gr6" draw:text-style-name="P7" draw:layer="layout" svg:width="2.2cm" svg:height="1.8cm" svg:x="6.8cm" svg:y="17.1cm">
          <draw:text-box>
            <text:p>1 GB</text:p>
          </draw:text-box>
        </draw:frame>
        <draw:g>
          <draw:g>
            <draw:custom-shape draw:style-name="gr2" draw:text-style-name="P4" draw:layer="layout" svg:width="6cm" svg:height="9.4cm" svg:x="11.399cm" svg:y="5.999cm">
              <text:p text:style-name="P4"><text:span text:style-name="T4"/></text:p>
              <text:p text:style-name="P4"><text:span text:style-name="T4"/></text:p>
              <text:p text:style-name="P4"><text:span text:style-name="T4">User </text:span><text:span text:style-name="T4">spac</text:span><text:span text:style-name="T4">e</text:span></text:p>
              <text:p text:style-name="P4"/>
              <text:p text:style-name="P4">0x00000000</text:p>
              <text:p text:style-name="P4">to</text:p>
              <text:p text:style-name="P4">0xBFFFFFFF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6cm" svg:height="3.6cm" svg:x="11.399cm" svg:y="15.399cm">
              <text:p text:style-name="P4"><text:span text:style-name="T4">Kern</text:span><text:span text:style-name="T4">el </text:span><text:span text:style-name="T4">spac</text:span><text:span text:style-name="T4">e</text:span></text:p>
              <text:p text:style-name="P4">0xC0000000</text:p>
              <text:p text:style-name="P4">to</text:p>
              <text:p text:style-name="P4">0xFFFFFFFF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5" draw:layer="layout" svg:width="2.2cm" svg:height="3.195cm" svg:x="15.399cm" svg:y="6.204cm">
            <draw:text-box>
              <text:p><text:span text:style-name="T2">P 1</text:span></text:p>
            </draw:text-box>
          </draw:frame>
        </draw:g>
        <draw:g>
          <draw:g>
            <draw:custom-shape draw:style-name="gr2" draw:text-style-name="P4" draw:layer="layout" svg:width="6cm" svg:height="9.4cm" svg:x="9.4cm" svg:y="6.9cm">
              <text:p text:style-name="P4"><text:span text:style-name="T4"/></text:p>
              <text:p text:style-name="P4"><text:span text:style-name="T4"/></text:p>
              <text:p text:style-name="P4"><text:span text:style-name="T4">User space</text:span></text:p>
              <text:p text:style-name="P4"/>
              <text:p text:style-name="P4">0x00000000</text:p>
              <text:p text:style-name="P4">to</text:p>
              <text:p text:style-name="P4">0xBFFFFFFF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6cm" svg:height="3.6cm" svg:x="9.4cm" svg:y="16.3cm">
              <text:p text:style-name="P4"><text:span text:style-name="T4">Kernel space</text:span></text:p>
              <text:p text:style-name="P4">0xC0000000</text:p>
              <text:p text:style-name="P4">to</text:p>
              <text:p text:style-name="P4">0xFFFFFFFF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5" draw:layer="layout" svg:width="2.2cm" svg:height="3.195cm" svg:x="13.4cm" svg:y="7.105cm">
            <draw:text-box>
              <text:p><text:span text:style-name="T2">P 0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hysical Memory Layout for the Ajit Processor</text:p>
          </draw:text-box>
        </draw:frame>
        <draw:custom-shape draw:style-name="gr7" draw:text-style-name="P4" draw:layer="layout" svg:width="13.8cm" svg:height="2.774cm" svg:x="6.7cm" svg:y="5.4cm">
          <text:p text:style-name="P4"><text:span text:style-name="T4">Bootloader + </text:span><text:span text:style-name="T4">Device Tree Blo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3.8cm" svg:height="2.774cm" svg:x="6.7cm" svg:y="8.2cm">
          <text:p text:style-name="P4"><text:span text:style-name="T4">Bootloader initial page tables</text:span></text:p>
          <text:p text:style-name="P4"><text:span text:style-name="T4">Ctx Table: 0x1000, L1 page Table:0x200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3.8cm" svg:height="2.2cm" svg:x="6.7cm" svg:y="11cm">
          <text:p text:style-name="P4"><text:span text:style-name="T4">Bootloader stack area</text:span></text:p>
          <text:p text:style-name="P4"><text:span text:style-name="T4">Top of stack = 0x3000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6cm" svg:height="0.962cm" svg:x="2.2cm" svg:y="5.238cm">
          <draw:text-box>
            <text:p>0x0000 0000</text:p>
          </draw:text-box>
        </draw:frame>
        <draw:frame draw:style-name="gr9" draw:text-style-name="P7" draw:layer="layout" svg:width="4.6cm" svg:height="0.962cm" svg:x="2.2cm" svg:y="8.038cm">
          <draw:text-box>
            <text:p>0x0000 1000</text:p>
          </draw:text-box>
        </draw:frame>
        <draw:frame draw:style-name="gr9" draw:text-style-name="P7" draw:layer="layout" svg:width="4.6cm" svg:height="0.962cm" svg:x="2.2cm" svg:y="12.638cm">
          <draw:text-box>
            <text:p>0x0000 3000</text:p>
          </draw:text-box>
        </draw:frame>
        <draw:frame draw:style-name="gr9" draw:text-style-name="P7" draw:layer="layout" svg:width="4.6cm" svg:height="0.962cm" svg:x="2.2cm" svg:y="9.638cm">
          <draw:text-box>
            <text:p>0x0000 2000</text:p>
          </draw:text-box>
        </draw:frame>
        <draw:custom-shape draw:style-name="gr10" draw:text-style-name="P8" draw:layer="layout" svg:width="13.8cm" svg:height="1.6cm" svg:x="6.7cm" svg:y="13.2cm"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3.8cm" svg:height="2.2cm" svg:x="6.7cm" svg:y="14.2cm">
          <text:p text:style-name="P4"><text:span text:style-name="T4">Kernel Image (about 2 MB)</text:span></text:p>
          <text:p text:style-name="P4"><text:span text:style-name="T4">Trap Tables begin at 0x4000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6cm" svg:height="0.962cm" svg:x="2.2cm" svg:y="14.2cm">
          <draw:text-box>
            <text:p>0x0000 4000</text:p>
          </draw:text-box>
        </draw:frame>
        <draw:custom-shape draw:style-name="gr11" draw:text-style-name="P9" draw:layer="layout" svg:width="13.9cm" svg:height="2.8cm" svg:x="6.7cm" svg:y="16.4cm">
          <text:p text:style-name="P4"><text:span text:style-name="T4">Free space for user programs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3.9cm" svg:height="1cm" svg:x="6.7cm" svg:y="19.2cm">
          <text:p text:style-name="P4"><text:span text:style-name="T4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4cm" svg:height="3.806cm" svg:x="21cm" svg:y="15.994cm">
          <draw:text-box>
            <text:p text:style-name="P4"><text:span text:style-name="T4">Devices: </text:span></text:p>
            <text:p text:style-name="P4"><text:span text:style-name="T4">IRC </text:span><text:span text:style-name="T4">0xFFFF </text:span><text:span text:style-name="T4">3000</text:span></text:p>
            <text:p text:style-name="P4"><text:span text:style-name="T4">TIMER </text:span><text:span text:style-name="T4">0xFFFF3</text:span><text:span text:style-name="T4">100</text:span></text:p>
            <text:p text:style-name="P4"><text:span text:style-name="T4">SERIAL0</text:span><text:span text:style-name="T4">xFFFF32</text:span><text:span text:style-name="T4">00,3210,3</text:span><text:span text:style-name="T4">2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B) Bootloader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Kernel is already placed in memory at the correct physical address (0x00004000)</text:p>
              </text:list-item>
              <text:list-item>
                <text:p>The Bootloader needs to:</text:p>
                <text:list>
                  <text:list-item>
                    <text:p>Initialize registers (zero out reg file, initialize stack ptr)</text:p>
                  </text:list-item>
                  <text:list-item>
                    <text:p>Setup initial page tables and initialize the MMU</text:p>
                  </text:list-item>
                  <text:list-item>
                    <text:p>Populate a “romvec” structure through which</text:p>
                    <text:p>hardware information is passed to the kernel</text:p>
                  </text:list-item>
                  <text:list-item>
                    <text:p>Enable the MMU and </text:p>
                  </text:list-item>
                  <text:list-item>
                    <text:p>Jump to start of kernel (address 0xF0004000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B) Bootloader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itial VA to PA mapping:</text:p>
                <text:list>
                  <text:list-item>
                    <text:p>A very corase mapping is used by the Ajit Bootloader.</text:p>
                    <text:p>(could be optimized if needed)</text:p>
                  </text:list-item>
                  <text:list-item>
                    <text:p>Bootloader area :</text:p>
                    <text:p>VA 0x0000 0000 to 0x 00FF FFFF <text:s/>is mapped to the same PA (VA=PA) </text:p>
                  </text:list-item>
                  <text:list-item>
                    <text:p>Kernel image area: </text:p>
                    <text:p>VA 0xF000 0000 to 0xF0FF FFFF is mapped to 0x0000 0000 to 0x00FF FFFFF</text:p>
                  </text:list-item>
                </text:list>
              </text:list-item>
              <text:list-item>
                <text:p>No trap tables etc. Interrupts are not enabled ye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Romvec Structur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mportant fields:</text:p>
                <text:list>
                  <text:list-item>
                    <text:p>Pointer to a putchar() routine. The kernel printk's in-turn uses this putchar routine.</text:p>
                  </text:list-item>
                  <text:list-item>
                    <text:p>Information about available memory.</text:p>
                  </text:list-item>
                  <text:list-item>
                    <text:p>The nodeops. <text:s/>The nodeops consist of:</text:p>
                    <text:list>
                      <text:list-item>
                        <text:p>A device tree data-structure containing info about hardware (also called a device tree blob)</text:p>
                      </text:list-item>
                      <text:list-item>
                        <text:p>Routines to traverse this data structre.</text:p>
                      </text:list-item>
                    </text:list>
                  </text:list-item>
                  <text:list-item>
                    <text:p>Ajit-specific: The Ajit bootloader only passes a pointer to <text:s/>the device tree blob. The routines to traverse this blob are added to the kernel. The routines are implemented as wrappers arount the standard flattened devices tree routines (in libfdt.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Ajit_linux Kernel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Derived from Linux 3.16.1</text:p>
              </text:list-item>
              <text:list-item>
                <text:p>Modifications limited to <text:s/>arch/sparc/ </text:p>
                <text:list>
                  <text:list-item>
                    <text:p>At kernel entry <text:s/>(head_32.s, setup_32.c)</text:p>
                  </text:list-item>
                  <text:list-item>
                    <text:p>Supplying machine-info to the kernel using device tree routines (arch/sparc/Ajit/ folder)</text:p>
                  </text:list-item>
                  <text:list-item>
                    <text:p>Low-level timer and interrupt-controller routines (Ajit_irq.c)</text:p>
                  </text:list-item>
                  <text:list-item>
                    <text:p>MMU routines (Ajit_srmmu.c)</text:p>
                  </text:list-item>
                </text:list>
              </text:list-item>
              <text:list-item>
                <text:p>Serial device driver (Ajit_serial.c) added to /drivers/tty/seri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Ajit_linux Kernel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4">Kernel entry:</text:span></text:p>
              </text:list-item>
              <text:list-item>
                <text:p>The kernel's trap tables are located at the start of <text:s/>kernel address space.(/arch/sparc/kernel/ttable_32.S)</text:p>
              </text:list-item>
              <text:list-item>
                <text:p>The reset trap handler (located at 0xF0004000) jumps to the symbol “gokernel” (in /arch/sparc/kernel/head_32.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nerating the kernel memory map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Detailed documentation at :</text:p>
                <text:p>/os/Ajit_linux/Documentation/README</text:p>
              </text:list-item>
              <text:list-item>
                <text:p>Script for the overall flow:</text:p>
                <text:list>
                  <text:list-header>
                    <text:p>/os/Ajit_linux/GeneratememMapForAjit.sh</text:p>
                  </text:list-header>
                </text:list>
              </text:list-item>
              <text:list-item>
                <text:p><text:span text:style-name="T4">Required:</text:span></text:p>
                <text:list>
                  <text:list-item>
                    <text:p>Buildroot </text:p>
                    <text:p>See /os/Ajit_linux/Documentation/README</text:p>
                  </text:list-item>
                  <text:list-item>
                    <text:p>Sparc-v8 cross compiler toolchain (installed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4" draw:text-style-name="P11" draw:layer="layout" svg:width="7.8cm" svg:height="1.8cm" svg:x="8.8cm" svg:y="14.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5" draw:text-style-name="P12" draw:layer="layout" svg:width="12.6cm" svg:height="1.195cm" svg:x="6.6cm" svg:y="14.7cm">
          <draw:text-box>
            <text:p text:style-name="P4"><text:span text:style-name="T3">Ajit_de</text:span><text:span text:style-name="T3">vice_tr</text:span><text:span text:style-name="T3">ee.S</text:span></text:p>
          </draw:text-box>
        </draw:frame>
        <draw:frame draw:style-name="gr15" draw:text-style-name="P12" draw:layer="layout" svg:width="24.4cm" svg:height="2.4cm" svg:x="1.2cm" svg:y="16.9cm">
          <draw:text-box>
            <text:p text:style-name="P4"><text:span text:style-name="T3">(The </text:span><text:span text:style-name="T3">file </text:span><text:span text:style-name="T3">Ajit_de</text:span><text:span text:style-name="T3">vice_tr</text:span><text:span text:style-name="T3">ee.S is </text:span><text:span text:style-name="T3">then </text:span><text:span text:style-name="T3">linked </text:span><text:span text:style-name="T3">togeth</text:span><text:span text:style-name="T3">er with </text:span><text:span text:style-name="T3">the </text:span><text:span text:style-name="T3">bootlo</text:span><text:span text:style-name="T3">ader </text:span><text:span text:style-name="T3">code </text:span><text:span text:style-name="T3">to </text:span><text:span text:style-name="T3">genera</text:span><text:span text:style-name="T3">te a </text:span><text:span text:style-name="T3">single </text:span><text:span text:style-name="T3">bootlo</text:span><text:span text:style-name="T3">ader </text:span><text:span text:style-name="T3">execut</text:span><text:span text:style-name="T3">able)</text:span></text:p>
          </draw:text-box>
        </draw:frame>
        <draw:frame draw:style-name="gr5" draw:text-style-name="P12" draw:layer="layout" svg:width="25.2cm" svg:height="1.195cm" svg:x="1.4cm" svg:y="7.805cm">
          <draw:text-box>
            <text:p text:style-name="P4"><text:span text:style-name="T2">Device </text:span><text:span text:style-name="T2">tree</text:span><text:span text:style-name="T3"> </text:span><text:span text:style-name="T5">(/arch/</text:span><text:span text:style-name="T5">sparc/</text:span><text:span text:style-name="T5">Ajit/de</text:span><text:span text:style-name="T5">vice_tr</text:span><text:span text:style-name="T5">ee/Ajit</text:span><text:span text:style-name="T5">_devic</text:span><text:span text:style-name="T5">e_tree.</text:span><text:span text:style-name="T5">dts)</text:span></text:p>
          </draw:text-box>
        </draw:frame>
        <draw:line draw:style-name="gr16" draw:text-style-name="P8" draw:layer="layout" svg:x1="12.6cm" svg:y1="9cm" svg:x2="12.6cm" svg:y2="13.9cm">
          <text:p/>
        </draw:line>
        <draw:frame draw:style-name="gr17" draw:text-style-name="P13" draw:layer="layout" svg:width="22.2cm" svg:height="2.139cm" svg:x="2.4cm" svg:y="10.2cm">
          <draw:text-box>
            <text:p text:style-name="P4"><text:span text:style-name="T6">compil</text:span><text:span text:style-name="T6">e_devi</text:span><text:span text:style-name="T6">ce_tre</text:span><text:span text:style-name="T6">e.sh</text:span></text:p>
            <text:p text:style-name="P4"><text:span text:style-name="T7">uses </text:span><text:span text:style-name="T7">device </text:span><text:span text:style-name="T7">tree </text:span><text:span text:style-name="T7">compil</text:span><text:span text:style-name="T7">er (dtc) </text:span><text:span text:style-name="T7"><text:s/>+ <text:s/></text:span><text:span text:style-name="T7">patch</text:span></text:p>
          </draw:text-box>
        </draw:frame>
        <draw:frame draw:style-name="gr18" draw:text-style-name="P15" draw:layer="layout" svg:width="25.2cm" svg:height="3.083cm" svg:x="1.6cm" svg:y="3.861cm">
          <draw:text-box>
            <text:p text:style-name="P14"><text:span text:style-name="T8">The </text:span><text:span text:style-name="T8">bootlo</text:span><text:span text:style-name="T8">ader </text:span><text:span text:style-name="T8">passes </text:span><text:span text:style-name="T8">hardw</text:span><text:span text:style-name="T8">are </text:span><text:span text:style-name="T8">info to </text:span><text:span text:style-name="T8">the </text:span><text:span text:style-name="T8">kernel </text:span><text:span text:style-name="T8">throug</text:span><text:span text:style-name="T8">h a </text:span><text:span text:style-name="T8">device </text:span><text:span text:style-name="T8">tree </text:span><text:span text:style-name="T8">blob. </text:span><text:span text:style-name="T8">The </text:span><text:span text:style-name="T8">first </text:span><text:span text:style-name="T8">step is </text:span><text:span text:style-name="T8">to </text:span><text:span text:style-name="T8">compil</text:span><text:span text:style-name="T8">e this </text:span><text:span text:style-name="T8">device </text:span><text:span text:style-name="T8">tree </text:span><text:span text:style-name="T8">into </text:span><text:span text:style-name="T8">assem</text:span><text:span text:style-name="T8">b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9" draw:text-style-name="P16" draw:layer="layout" svg:width="4.2cm" svg:height="6.2cm" svg:x="23cm" svg:y="13.2cm">
          <text:p text:style-name="P4"><text:span text:style-name="T9">Kernel </text:span></text:p>
          <text:p text:style-name="P4"><text:span text:style-name="T9">Executable </text:span></text:p>
          <text:p text:style-name="P4"><text:span text:style-name="T9">(vmlinux)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20" draw:text-style-name="P17" draw:layer="layout" svg:width="12.6cm" svg:height="2.139cm" svg:x="0.8cm" svg:y="5.261cm">
          <draw:text-box>
            <text:p text:style-name="P14"><text:span text:style-name="T2">Kernel </text:span><text:span text:style-name="T2">sourc</text:span><text:span text:style-name="T2">e</text:span><text:span text:style-name="T3"> </text:span><text:span text:style-name="T3">(Ajit_lin</text:span><text:span text:style-name="T3">ux_3.1</text:span><text:span text:style-name="T3">6.1)</text:span></text:p>
          </draw:text-box>
        </draw:frame>
        <draw:frame draw:style-name="gr5" draw:text-style-name="P18" draw:layer="layout" svg:width="6cm" svg:height="1.195cm" svg:x="18.6cm" svg:y="9.8cm">
          <draw:text-box>
            <text:p><text:span text:style-name="T6">Buildr</text:span><text:span text:style-name="T6">oot</text:span></text:p>
          </draw:text-box>
        </draw:frame>
        <draw:frame draw:style-name="gr21" draw:text-style-name="P19" draw:layer="layout" svg:width="15.8cm" svg:height="1.195cm" svg:x="0.6cm" svg:y="8.805cm">
          <draw:text-box>
            <text:p text:style-name="P4"><text:span text:style-name="T10">Buildr</text:span><text:span text:style-name="T10">oot </text:span><text:span text:style-name="T10">config</text:span><text:span text:style-name="T10">uratio</text:span><text:span text:style-name="T10">n</text:span><text:span text:style-name="T7"> </text:span><text:span text:style-name="T7">(Ajit_d</text:span><text:span text:style-name="T7">efconfi</text:span><text:span text:style-name="T7">g)</text:span></text:p>
          </draw:text-box>
        </draw:frame>
        <draw:frame draw:style-name="gr22" draw:text-style-name="P20" draw:layer="layout" svg:width="13.4cm" svg:height="2.139cm" svg:x="0.6cm" svg:y="11cm">
          <draw:text-box>
            <text:p text:style-name="P14"><text:span text:style-name="T10">Linux </text:span><text:span text:style-name="T10">kernel </text:span><text:span text:style-name="T10">config</text:span><text:span text:style-name="T10">uratio</text:span><text:span text:style-name="T10">n</text:span></text:p>
            <text:p text:style-name="P14"><text:span text:style-name="T7">(Ajit_m</text:span><text:span text:style-name="T7">inimal_</text:span><text:span text:style-name="T7">linux_k</text:span><text:span text:style-name="T7">ernel.c</text:span><text:span text:style-name="T7">onfig)</text:span></text:p>
          </draw:text-box>
        </draw:frame>
        <draw:frame draw:style-name="gr23" draw:text-style-name="P20" draw:layer="layout" svg:width="18.6cm" svg:height="4.971cm" svg:x="0.6cm" svg:y="14.229cm">
          <draw:text-box>
            <text:p text:style-name="P14"><text:span text:style-name="T10">Initra</text:span><text:span text:style-name="T10">mfs </text:span><text:span text:style-name="T10">conte</text:span><text:span text:style-name="T10">nts</text:span></text:p>
            <text:p text:style-name="P14"><text:span text:style-name="T7">rootfs.</text:span><text:span text:style-name="T7">cpio </text:span><text:span text:style-name="T7">(gener</text:span><text:span text:style-name="T7">ated </text:span><text:span text:style-name="T7">by </text:span><text:span text:style-name="T7">buildro</text:span><text:span text:style-name="T7">ot)</text:span></text:p>
            <text:p text:style-name="P14"><text:span text:style-name="T10">+</text:span></text:p>
            <text:p text:style-name="P14"><text:span text:style-name="T10">Rootfs </text:span><text:span text:style-name="T10">Overla</text:span><text:span text:style-name="T10">y</text:span><text:span text:style-name="T7"> </text:span></text:p>
            <text:p text:style-name="P14"><text:span text:style-name="T7">(Ajit_b</text:span><text:span text:style-name="T7">uildroo</text:span><text:span text:style-name="T7">t_confi</text:span><text:span text:style-name="T7">gs/boa</text:span><text:span text:style-name="T7">rd/rootf</text:span><text:span text:style-name="T7">s_overl</text:span><text:span text:style-name="T7">ay/)</text:span></text:p>
          </draw:text-box>
        </draw:frame>
        <draw:custom-shape draw:style-name="gr24" draw:text-style-name="P21" draw:layer="layout" svg:width="2cm" svg:height="12.6cm" svg:x="16.2cm" svg:y="4.8cm">
          <text:p/>
          <draw:enhanced-geometry svg:viewBox="0 0 21600 21600" draw:glue-points="0 0 0 21600 21600 10800" draw:text-areas="0 ?f9 7800 ?f10" draw:type="right-brace" draw:modifiers="1800 9226.7555488220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5" draw:text-style-name="P21" draw:layer="layout" draw:line-skew="1.149cm" svg:x1="23.301cm" svg:y1="10.4cm" svg:x2="25.6cm" svg:y2="12.69cm" svg:d="M23301 10400h2299v2290" svg:viewBox="0 0 2300 2291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9" draw:text-style-name="P22" draw:layer="layout" svg:width="9cm" svg:height="1.6cm" svg:x="8.552cm" svg:y="17.72cm">
          <text:p text:style-name="P4"><text:span text:style-name="T4">MEMORY MAP FILE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26" draw:text-style-name="P7" draw:layer="layout" svg:width="12cm" svg:height="1.187cm" svg:x="3cm" svg:y="8.7cm">
          <draw:text-box>
            <text:p/>
          </draw:text-box>
        </draw:frame>
        <draw:frame draw:style-name="gr5" draw:text-style-name="P12" draw:layer="layout" svg:width="12.6cm" svg:height="1.195cm" svg:x="1.2cm" svg:y="10.705cm">
          <draw:text-box>
            <text:p text:style-name="P4"><text:span text:style-name="T3">Bootloader executable</text:span></text:p>
          </draw:text-box>
        </draw:frame>
        <draw:frame draw:style-name="gr5" draw:text-style-name="P12" draw:layer="layout" svg:width="12.6cm" svg:height="1.195cm" svg:x="13.4cm" svg:y="10.805cm">
          <draw:text-box>
            <text:p text:style-name="P4"><text:span text:style-name="T3">Kernel </text:span><text:span text:style-name="T3">executabl</text:span><text:span text:style-name="T3">e </text:span><text:span text:style-name="T3">(vmlinux)</text:span></text:p>
          </draw:text-box>
        </draw:frame>
        <draw:frame draw:style-name="gr5" draw:text-style-name="P18" draw:layer="layout" svg:width="12.6cm" svg:height="1.195cm" svg:x="8.6cm" svg:y="14.305cm">
          <draw:text-box>
            <text:p><text:span text:style-name="T6">vmlinuxT</text:span><text:span text:style-name="T6">oMemma</text:span><text:span text:style-name="T6">p.py</text:span></text:p>
          </draw:text-box>
        </draw:frame>
        <draw:line draw:style-name="gr27" draw:text-style-name="P8" draw:layer="layout" svg:x1="8cm" svg:y1="11.9cm" svg:x2="10.2cm" svg:y2="14.1cm">
          <text:p/>
        </draw:line>
        <draw:line draw:style-name="gr27" draw:text-style-name="P8" draw:layer="layout" svg:x1="17.2cm" svg:y1="12cm" svg:x2="14.2cm" svg:y2="14.305cm">
          <text:p/>
        </draw:line>
        <draw:line draw:style-name="gr27" draw:text-style-name="P8" draw:layer="layout" svg:x1="12.4cm" svg:y1="15.5cm" svg:x2="12.4cm" svg:y2="17.9cm">
          <text:p/>
        </draw:line>
        <draw:frame draw:style-name="gr28" draw:text-style-name="P12" draw:layer="layout" svg:width="12.6cm" svg:height="2.139cm" svg:x="0cm" svg:y="3.6cm">
          <draw:text-box>
            <text:p text:style-name="P4"><text:span text:style-name="T3">Bootloader source code</text:span></text:p>
            <text:p text:style-name="P4"><text:span text:style-name="T3">(AjitBootloader.C)</text:span></text:p>
          </draw:text-box>
        </draw:frame>
        <draw:line draw:style-name="gr27" draw:text-style-name="P8" draw:layer="layout" svg:x1="6.8cm" svg:y1="5.695cm" svg:x2="6.8cm" svg:y2="8cm">
          <text:p/>
        </draw:line>
        <draw:frame draw:style-name="gr29" draw:text-style-name="P23" draw:layer="layout" svg:width="12.6cm" svg:height="1.195cm" svg:x="1.4cm" svg:y="8cm">
          <draw:text-box>
            <text:p text:style-name="P4"><text:span text:style-name="T6">compileBootl</text:span><text:span text:style-name="T6">oader.py</text:span></text:p>
          </draw:text-box>
        </draw:frame>
        <draw:frame draw:style-name="gr5" draw:text-style-name="P12" draw:layer="layout" svg:width="12.6cm" svg:height="1.195cm" svg:x="-0.4cm" svg:y="12.51cm">
          <draw:text-box>
            <text:p text:style-name="P4"><text:span text:style-name="T3">offset=</text:span><text:span text:style-name="T3">0 </text:span></text:p>
          </draw:text-box>
        </draw:frame>
        <draw:frame draw:style-name="gr5" draw:text-style-name="P12" draw:layer="layout" svg:width="12.6cm" svg:height="1.195cm" svg:x="14cm" svg:y="12.705cm">
          <draw:text-box>
            <text:p text:style-name="P4"><text:span text:style-name="T3">offset= - </text:span><text:span text:style-name="T3">0xF0000</text:span><text:span text:style-name="T3">000 </text:span></text:p>
          </draw:text-box>
        </draw:frame>
        <draw:frame draw:style-name="gr5" draw:text-style-name="P12" draw:layer="layout" svg:width="12.6cm" svg:height="1.195cm" svg:x="9.8cm" svg:y="4.605cm">
          <draw:text-box>
            <text:p text:style-name="P4"><text:span text:style-name="T3">Ajit_de</text:span><text:span text:style-name="T3">vice_tr</text:span><text:span text:style-name="T3">ee.S</text:span></text:p>
          </draw:text-box>
        </draw:frame>
        <draw:line draw:style-name="gr27" draw:text-style-name="P8" draw:layer="layout" svg:x1="12.4cm" svg:y1="5.6cm" svg:x2="8.2cm" svg:y2="8cm">
          <text:p/>
        </draw:line>
        <draw:line draw:style-name="gr27" draw:text-style-name="P8" draw:layer="layout" svg:x1="6.8cm" svg:y1="9.095cm" svg:x2="6.8cm" svg:y2="10.70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ibutors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Renju Boben </text:span><text:span text:style-name="T3">: Kernel modifications at the entry (romvec and </text:span><text:span text:style-name="T3">device tree), Kernel compilation flow using Buildroot</text:span></text:p>
              </text:list-item>
              <text:list-item>
                <text:p><text:span text:style-name="T2">Harshal Kalyane</text:span><text:span text:style-name="T3"> : MMU validation, UART driver</text:span></text:p>
              </text:list-item>
              <text:list-item>
                <text:p><text:span text:style-name="T2">Aniket Deshmukh</text:span><text:span text:style-name="T3"> : Low level-timer interfacing, low-level </text:span><text:span text:style-name="T3">UART interfacing, UART driver, Ajit_bootloader</text:span></text:p>
              </text:list-item>
              <text:list-item>
                <text:p><text:span text:style-name="T2">Yeshwanth</text:span><text:span text:style-name="T3"> : Low-level timer interfac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ha Karanjkar</meta:initial-creator>
    <meta:creation-date>2016-09-19T09:58:58</meta:creation-date>
    <dc:date>2018-05-07T00:37:59.376222112</dc:date>
    <meta:editing-duration>PT4H52M4S</meta:editing-duration>
    <meta:editing-cycles>64</meta:editing-cycles>
    <meta:generator>LibreOffice/5.1.6.2$Linux_X86_64 LibreOffice_project/10m0$Build-2</meta:generator>
    <meta:document-statistic meta:object-count="149"/>
  </office:meta>
</office:document-meta>
</file>